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Monaco, Courier, monospace"/>
    <style:font-face style:name="Roboto" svg:font-family="Roboto, sans-serif"/>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a00d" officeooo:paragraph-rsid="000ba00d"/>
    </style:style>
    <style:style style:name="P2" style:family="paragraph" style:parent-style-name="Standard">
      <style:text-properties officeooo:paragraph-rsid="000ba00d"/>
    </style:style>
    <style:style style:name="P3" style:family="paragraph" style:parent-style-name="Standard">
      <style:text-properties style:font-name="Bitstream Charter" fo:font-size="12pt" officeooo:rsid="000936b8" officeooo:paragraph-rsid="000936b8" style:font-size-asian="12pt" style:font-size-complex="12pt"/>
    </style:style>
    <style:style style:name="P4" style:family="paragraph" style:parent-style-name="Standard">
      <style:text-properties style:font-name="Bitstream Charter" fo:font-size="12pt" officeooo:rsid="000a5b8e" officeooo:paragraph-rsid="000a5b8e" style:font-size-asian="12pt" style:font-size-complex="12pt"/>
    </style:style>
    <style:style style:name="P5" style:family="paragraph" style:parent-style-name="Standard">
      <style:text-properties style:font-name="Bitstream Charter" fo:font-size="12pt" officeooo:rsid="000ba00d" officeooo:paragraph-rsid="000ba00d" style:font-size-asian="12pt" style:font-size-complex="12pt"/>
    </style:style>
    <style:style style:name="P6" style:family="paragraph" style:parent-style-name="Preformatted_20_Text">
      <style:text-properties fo:font-variant="normal" fo:text-transform="none" fo:color="#006600" style:font-name="Bitstream Charter" fo:font-size="12pt" fo:font-style="normal" fo:font-weight="normal" officeooo:rsid="000a5b8e" officeooo:paragraph-rsid="000a5b8e" style:font-size-asian="12pt" style:font-size-complex="12pt"/>
    </style:style>
    <style:style style:name="P7" style:family="paragraph" style:parent-style-name="Preformatted_20_Text">
      <style:paragraph-properties fo:margin-top="0in" fo:margin-bottom="0in" loext:contextual-spacing="false" style:line-height-at-least="0.1874in"/>
      <style:text-properties fo:font-variant="normal" fo:text-transform="none" fo:color="#006600" style:font-name="Bitstream Charter" fo:font-size="12pt" fo:font-style="normal" fo:font-weight="normal" style:font-size-asian="12pt" style:font-size-complex="12pt"/>
    </style:style>
    <style:style style:name="T1" style:family="text">
      <style:text-properties fo:color="#660066"/>
    </style:style>
    <style:style style:name="T2" style:family="text">
      <style:text-properties fo:color="#000000"/>
    </style:style>
    <style:style style:name="T3" style:family="text">
      <style:text-properties fo:color="#000000" style:font-name="Times New Roman" fo:font-size="14pt" fo:letter-spacing="normal" fo:font-weight="normal"/>
    </style:style>
    <style:style style:name="T4" style:family="text">
      <style:text-properties fo:color="#000000" style:font-name="Times New Roman" fo:font-size="14pt" fo:letter-spacing="normal" fo:font-weight="normal" officeooo:rsid="000ba00d"/>
    </style:style>
    <style:style style:name="T5" style:family="text">
      <style:text-properties fo:color="#666600"/>
    </style:style>
    <style:style style:name="T6" style:family="text">
      <style:text-properties fo:color="#880000"/>
    </style:style>
    <style:style style:name="T7" style:family="text">
      <style:text-properties fo:color="#000088"/>
    </style:style>
    <style:style style:name="T8" style:family="text">
      <style:text-properties fo:font-variant="normal" fo:text-transform="none" fo:color="#000000" style:font-name="Bitstream Charter" fo:font-size="12pt" fo:letter-spacing="normal" fo:font-style="normal" fo:font-weight="normal" officeooo:rsid="000ba00d" style:font-size-asian="12pt" style:font-size-complex="12pt"/>
    </style:style>
    <style:style style:name="T9" style:family="text">
      <style:text-properties fo:font-variant="normal" fo:text-transform="none" fo:color="#000000" style:font-name="Times New Roman" fo:font-size="14pt" fo:letter-spacing="normal" fo:font-style="normal" fo:font-weight="normal"/>
    </style:style>
    <style:style style:name="T10" style:family="text">
      <style:text-properties fo:font-variant="normal" fo:text-transform="none" fo:color="#000000" style:font-name="Times New Roman" fo:font-size="14pt" fo:letter-spacing="normal" fo:font-style="normal" fo:font-weight="normal" officeooo:rsid="000ba00d"/>
    </style:style>
    <style:style style:name="T11" style:family="text">
      <style:text-properties fo:font-variant="normal" fo:text-transform="none" fo:color="#000000" style:font-name="Times New Roman" fo:font-size="14pt" fo:letter-spacing="normal" fo:font-weight="normal"/>
    </style:style>
    <style:style style:name="T12" style:family="text">
      <style:text-properties fo:font-variant="normal" fo:text-transform="none" fo:color="#000000" fo:letter-spacing="normal"/>
    </style:style>
    <style:style style:name="T13" style:family="text">
      <style:text-properties fo:font-variant="normal" fo:text-transform="none" fo:color="#000000" fo:letter-spacing="normal" officeooo:rsid="000ba00d"/>
    </style:style>
    <style:style style:name="T14" style:family="text">
      <style:text-properties fo:font-variant="normal" fo:text-transform="none" fo:color="#000000" style:text-line-through-style="none" style:text-line-through-type="none" style:font-name="Bitstream Charter" fo:font-size="12pt" fo:font-style="normal" style:text-underline-style="none" fo:font-weight="normal" officeooo:rsid="000ba00d" style:text-blinking="false" style:font-size-asian="12pt" style:font-size-complex="12pt"/>
    </style:style>
    <style:style style:name="T15" style:family="text">
      <style:text-properties fo:font-variant="normal" fo:text-transform="none" style:font-name="Roboto" fo:font-size="10.5pt" fo:letter-spacing="normal" fo:font-style="normal" fo:font-weight="normal"/>
    </style:style>
    <style:style style:name="T16"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17" style:family="text">
      <style:text-properties fo:font-variant="normal" fo:text-transform="none" fo:color="#039be5" style:text-line-through-style="none" style:text-line-through-type="none" fo:font-size="9.75pt" fo:font-style="normal" style:text-underline-style="none" fo:font-weight="normal" style:text-blinking="false"/>
    </style:style>
    <style:style style:name="T18" style:family="text">
      <style:text-properties fo:font-variant="normal" fo:text-transform="none" fo:color="#039be5" style:text-line-through-style="none" style:text-line-through-type="none" style:font-name="Century Schoolbook L" fo:font-size="9.75pt" fo:font-style="normal" style:text-underline-style="none" fo:font-weight="normal" style:text-blinking="false"/>
    </style:style>
    <style:style style:name="T19" style:family="text">
      <style:text-properties fo:font-variant="normal" fo:text-transform="none" fo:color="#039be5" style:text-line-through-style="none" style:text-line-through-type="none" style:font-name="Bitstream Charter" fo:font-size="9.75pt" fo:font-style="normal" style:text-underline-style="none" fo:font-weight="normal" style:text-blinking="false"/>
    </style:style>
    <style:style style:name="T20" style:family="text">
      <style:text-properties fo:font-variant="normal" fo:text-transform="none" fo:color="#039be5" style:text-line-through-style="none" style:text-line-through-type="none" style:font-name="Bitstream Charter" fo:font-style="normal" style:text-underline-style="none" fo:font-weight="normal" style:text-blinking="false"/>
    </style:style>
    <style:style style:name="T21" style:family="text">
      <style:text-properties fo:font-variant="normal" fo:text-transform="none" fo:color="#039be5" style:text-line-through-style="none" style:text-line-through-type="none" style:font-name="Bitstream Charter" fo:font-size="12pt" fo:font-style="normal" style:text-underline-style="none" fo:font-weight="normal" style:text-blinking="false" style:font-size-asian="12pt" style:font-size-complex="12pt"/>
    </style:style>
    <style:style style:name="T22" style:family="text">
      <style:text-properties fo:font-variant="normal" fo:text-transform="none" fo:color="#039be5" style:text-line-through-style="none" style:text-line-through-type="none" style:font-name="Bitstream Charter" fo:font-size="12pt" fo:font-style="normal" style:text-underline-style="none" fo:font-weight="normal" officeooo:rsid="000ba00d" style:text-blinking="false" style:font-size-asian="12pt" style:font-size-complex="12pt"/>
    </style:style>
    <style:style style:name="T23" style:family="text">
      <style:text-properties fo:font-variant="normal" fo:text-transform="none" fo:font-size="10.5pt" fo:letter-spacing="normal" fo:font-style="normal" fo:font-weight="normal"/>
    </style:style>
    <style:style style:name="T24" style:family="text">
      <style:text-properties fo:font-variant="normal" fo:text-transform="none" style:font-name="Century Schoolbook L" fo:font-size="10.5pt" fo:letter-spacing="normal" fo:font-style="normal" fo:font-weight="normal"/>
    </style:style>
    <style:style style:name="T25" style:family="text">
      <style:text-properties fo:font-variant="normal" fo:text-transform="none" style:font-name="Bitstream Charter" fo:font-size="10.5pt" fo:letter-spacing="normal" fo:font-style="normal" fo:font-weight="normal"/>
    </style:style>
    <style:style style:name="T26" style:family="text">
      <style:text-properties fo:font-variant="normal" fo:text-transform="none" style:font-name="Bitstream Charter" fo:letter-spacing="normal" fo:font-style="normal" fo:font-weight="normal"/>
    </style:style>
    <style:style style:name="T27" style:family="text">
      <style:text-properties fo:font-variant="normal" fo:text-transform="none" style:font-name="Bitstream Charter" fo:font-size="12pt" fo:letter-spacing="normal" fo:font-style="normal" fo:font-weight="normal" style:font-size-asian="12pt" style:font-size-complex="12pt"/>
    </style:style>
    <style:style style:name="T28" style:family="text">
      <style:text-properties fo:font-variant="normal" fo:text-transform="none" style:font-name="Bitstream Charter" fo:font-size="12pt" fo:letter-spacing="normal" fo:font-style="normal" fo:font-weight="normal" officeooo:rsid="000ba00d" style:font-size-asian="12pt" style:font-size-complex="12pt"/>
    </style:style>
    <style:style style:name="T29" style:family="text">
      <style:text-properties fo:font-variant="normal" fo:text-transform="none" fo:color="#800000" style:font-name="Bitstream Charter" fo:font-size="12pt" fo:letter-spacing="normal" fo:font-style="normal" fo:font-weight="normal" officeooo:rsid="000ba00d" style:font-size-asian="12pt" style:font-size-complex="12pt"/>
    </style:style>
    <style:style style:name="T30" style:family="text">
      <style:text-properties fo:font-variant="normal" fo:text-transform="none" fo:color="#800000" style:text-line-through-style="none" style:text-line-through-type="none" style:font-name="Bitstream Charter" fo:font-size="12pt" fo:font-style="normal" style:text-underline-style="none" fo:font-weight="normal" officeooo:rsid="000ba00d" style:text-blinking="fals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do we send messages between objects in a typical application?</text:p>
      <text:p text:style-name="P3">We do not call methods to send messages to an activity.</text:p>
      <text:p text:style-name="P3">What is prevented from running on the object if you have a reference to it? Garbage collector</text:p>
      <text:p text:style-name="P4">four versions of launcher icon: to accommodate devices with diff. Screen size</text:p>
      <text:p text:style-name="P4">what is the root element? LinearLayout</text:p>
      <text:p text:style-name="P4">OnCreate method is called: activity is started, when user navigates back to activity.</text:p>
      <text:p text:style-name="P4">Find vie by id: why downcast? To be able to invoke methods specific to a button object</text:p>
      <text:p text:style-name="P4">activity class is where find view by id is defined. After the call to setContentView in Oncreate is where to be placed.</text:p>
      <text:p text:style-name="P4"/>
      <text:p text:style-name="P6"><text:span text:style-name="T1">Context</text:span><text:span text:style-name="T2"> context </text:span><text:span text:style-name="T5">=</text:span><text:span text:style-name="T2"> getApplicationContext</text:span><text:span text:style-name="T5">();</text:span></text:p>
      <text:p text:style-name="P7"><text:span text:style-name="T1">CharSequence</text:span><text:span text:style-name="T2"> text </text:span><text:span text:style-name="T5">=</text:span><text:span text:style-name="T2"> </text:span><text:span text:style-name="T6">"Hello toast!"</text:span><text:span text:style-name="T5">;</text:span></text:p>
      <text:p text:style-name="P7"><text:span text:style-name="T7">int</text:span><text:span text:style-name="T2"> duration </text:span><text:span text:style-name="T5">=</text:span><text:span text:style-name="T2"> </text:span><text:span text:style-name="T1">Toast</text:span><text:span text:style-name="T5">.</text:span><text:span text:style-name="T2">LENGTH_SHORT</text:span><text:span text:style-name="T5">;</text:span></text:p>
      <text:p text:style-name="P7"><text:span text:style-name="T1">Toast</text:span><text:span text:style-name="T2"> toast </text:span><text:span text:style-name="T5">=</text:span><text:span text:style-name="T2"> </text:span><text:span text:style-name="T1">Toast</text:span><text:span text:style-name="T5">.</text:span><text:span text:style-name="T2">makeText</text:span><text:span text:style-name="T5">(</text:span><text:span text:style-name="T2">context</text:span><text:span text:style-name="T5">,</text:span><text:span text:style-name="T2"> text</text:span><text:span text:style-name="T5">,</text:span><text:span text:style-name="T2"> duration</text:span><text:span text:style-name="T5">);</text:span></text:p>
      <text:p text:style-name="P7"><text:span text:style-name="T2">toast</text:span><text:span text:style-name="T5">.</text:span><text:span text:style-name="T2">show</text:span><text:span text:style-name="T5">();</text:span></text:p>
      <text:p text:style-name="P4"/>
      <text:p text:style-name="P5"/>
      <text:p text:style-name="P5">public class MainActivity extends AppCompatActivity {</text:p>
      <text:p text:style-name="P5"><text:s text:c="4"/>@Override</text:p>
      <text:p text:style-name="P5"><text:s text:c="4"/>protected void onCreate(Bundle savedInstanceState) {</text:p>
      <text:p text:style-name="P5"><text:s text:c="8"/>super.onCreate(savedInstanceState);</text:p>
      <text:p text:style-name="P5"><text:s text:c="8"/>setContentView(R.layout.activity_main);</text:p>
      <text:p text:style-name="P5"><text:s text:c="4"/>}</text:p>
      <text:p text:style-name="P5"><text:s text:c="4"/>/** Called when the user taps the Send button */</text:p>
      <text:p text:style-name="P5"><text:s text:c="4"/>public void sendMessage(View view) {</text:p>
      <text:p text:style-name="P5"><text:s text:c="7"/>Intent intent = new Intent(this, DisplayMessageActivity.class);</text:p>
      <text:p text:style-name="P5"><text:s text:c="8"/>EditText editText = (EditText) findViewById(R.id.editText);</text:p>
      <text:p text:style-name="P5"><text:s text:c="8"/>String message = editText.getText().toString();</text:p>
      <text:p text:style-name="P5"><text:s text:c="8"/>intet.putExtra(EXTRA_MESSAGE, message);</text:p>
      <text:p text:style-name="P5"><text:s text:c="8"/>startActivity(intent);</text:p>
      <text:p text:style-name="P5"><text:s text:c="4"/>}</text:p>
      <text:p text:style-name="P5">}</text:p>
      <text:p text:style-name="P5"/>
      <text:p text:style-name="P5">Right mouse click on the res folder in the Project pane. Select New and Android Resource File. Enter the same name for the File name as your existing activity, e.g. “activity_main.xml” if you chose the default. Set the resource type as Layout, and choose Orientation as a qualifier. Set the orientation to Landscape, and then click OK.</text:p>
      <text:p text:style-name="P5"/>
      <text:p text:style-name="P2"><text:span text:style-name="T28">To navigate transitions between stages of the activity lifecycle, the Activity class provides a core set of six callbacks:</text:span><text:span text:style-name="T8"> </text:span><text:span text:style-name="Source_20_Text"><text:span text:style-name="T14">onCreate()</text:span></text:span><text:span text:style-name="T8">, </text:span><text:span text:style-name="Source_20_Text"><text:span text:style-name="T14">onStart()</text:span></text:span><text:span text:style-name="T8">,</text:span><text:span text:style-name="Source_20_Text"><text:span text:style-name="T14">onResume()</text:span></text:span><text:span text:style-name="T8">, </text:span><text:span text:style-name="Source_20_Text"><text:span text:style-name="T14">onPause()</text:span></text:span><text:span text:style-name="T8">, </text:span><text:span text:style-name="Source_20_Text"><text:span text:style-name="T14">onStop()</text:span></text:span><text:span text:style-name="T8">, and </text:span><text:span text:style-name="Source_20_Text"><text:span text:style-name="T14">onDestroy()</text:span></text:span><text:span text:style-name="T8">. </text:span><text:span text:style-name="T28">The system invokes each of these callbacks as an activity enters a new state.</text:span></text:p>
      <text:p text:style-name="P1"><text:span text:style-name="T27"/></text:p>
      <text:p text:style-name="P2"><text:span text:style-name="Emphasis"><text:span text:style-name="T4">nested</text:span></text:span><text:span text:style-name="T13"> </text:span><text:span text:style-name="T10">class is a class whose definition appears inside the definition of another class, as if it were a member of the other class.  </text:span><text:span text:style-name="T9">An inner class has access to the fields of an </text:span><text:span text:style-name="Emphasis"><text:span text:style-name="T11">instance</text:span></text:span><text:span text:style-name="T9"> of its enclosing class. </text:span></text:p>
      <text:p text:style-name="P2"><text:span text:style-name="T10"/></text:p>
      <text:p text:style-name="P1"><text:soft-page-break/><text:span text:style-name="T9"/></text:p>
      <text:p text:style-name="P1">&lt;RadioGroup xmlns:android="http://schemas.android.com/apk/res/android"</text:p>
      <text:p text:style-name="P1"><text:s text:c="4"/>android:layout_width="fill_parent"</text:p>
      <text:p text:style-name="P1"><text:s text:c="4"/>android:layout_height="wrap_content"</text:p>
      <text:p text:style-name="P1"><text:s text:c="4"/>android:orientation="vertical"&gt;</text:p>
      <text:p text:style-name="P1"><text:s text:c="4"/>&lt;RadioButton android:id="@+id/radio_pirates"</text:p>
      <text:p text:style-name="P1"><text:s text:c="8"/>android:layout_width="wrap_content"</text:p>
      <text:p text:style-name="P1"><text:s text:c="8"/>android:layout_height="wrap_content"</text:p>
      <text:p text:style-name="P1"><text:s text:c="8"/>android:text="@string/pirates"</text:p>
      <text:p text:style-name="P1"><text:s text:c="8"/>android:onClick="onRadioButtonClicked"/&gt;</text:p>
      <text:p text:style-name="P1">&lt;/RadioGrou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Monaco, Courier, monospace"/>
    <style:font-face style:name="Roboto" svg:font-family="Roboto, sans-serif"/>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3:49.524183630</meta:creation-date>
    <dc:date>2018-02-16T13:38:55.750215933</dc:date>
    <meta:editing-duration>PT20H33M4S</meta:editing-duration>
    <meta:editing-cycles>2</meta:editing-cycles>
    <meta:generator>LibreOffice/5.1.6.2$Linux_X86_64 LibreOffice_project/10m0$Build-2</meta:generator>
    <meta:document-statistic meta:table-count="0" meta:image-count="0" meta:object-count="0" meta:page-count="2" meta:paragraph-count="41" meta:word-count="326" meta:character-count="2616" meta:non-whitespace-character-count="2202"/>
  </office:meta>
</office:document-meta>
</file>